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asurement_table_L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bservableId</text:p>
          </table:table-cell>
          <table:table-cell office:value-type="string" calcext:value-type="string">
            <text:p>simulationConditionId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iseParameters</text:p>
          </table:table-cell>
        </table:table-row>
        <table:table-row table:style-name="ro2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2.1" calcext:value-type="float">
            <text:p>2.1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0.2" calcext:value-type="float">
            <text:p>0.2</text:p>
          </table:table-cell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6.8" calcext:value-type="float">
            <text:p>6.8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5.6" calcext:value-type="float">
            <text:p>5.6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4.3" calcext:value-type="float">
            <text:p>4.3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4.5" calcext:value-type="float">
            <text:p>4.5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3.8" calcext:value-type="float">
            <text:p>3.8</text:p>
          </table:table-cell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ey_measured</text:p>
          </table:table-cell>
          <table:table-cell office:value-type="string" calcext:value-type="string">
            <text:p>condition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1T02:22:31.851148254</dc:date>
    <meta:editing-duration>PT3M52S</meta:editing-duration>
    <meta:editing-cycles>2</meta:editing-cycles>
    <meta:generator>LibreOffice/6.4.7.2$Linux_X86_64 LibreOffice_project/40$Build-2</meta:generator>
    <meta:document-statistic meta:table-count="1" meta:cell-count="90" meta:object-count="0"/>
  </office:meta>
</office:document-meta>
</file>